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enlo, Consolas, 'Courier New', monospace"/>
    <style:font-face style:name="Slack-Lato" svg:font-family="Slack-Lato, appleLogo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46%" fo:widows="1" fo:text-indent="0in" style:auto-text-indent="false"/>
      <style:text-properties fo:font-variant="normal" fo:text-transform="none" fo:color="#9e9ea6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2%" fo:widows="1" fo:text-indent="0in" style:auto-text-indent="false"/>
      <style:text-properties fo:font-variant="normal" fo:text-transform="none" fo:color="#3d3c40" style:font-name="Slack-Lato" fo:letter-spacing="normal" fo:font-style="normal" fo:font-weight="normal" fo:padding="0in" fo:border="none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72%" fo:widows="1" fo:text-indent="0in" style:auto-text-indent="false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line-height="110%" fo:widows="1" fo:text-indent="0in" style:auto-text-indent="false" fo:background-color="#f5f6f7" fo:padding="0in" fo:border="none">
        <style:background-image/>
      </style:paragraph-properties>
      <style:text-properties fo:font-variant="normal" fo:text-transform="none" fo:color="#333333" style:font-name="Monaco" fo:letter-spacing="normal" fo:font-style="normal" fo:font-weight="normal" fo:padding="0in" fo:border="none"/>
    </style:style>
    <style:style style:name="P5" style:family="paragraph" style:parent-style-name="Preformatted_20_Text">
      <style:paragraph-properties fo:margin-top="0in" fo:margin-bottom="0in" style:contextual-spacing="false" fo:line-height="110%" fo:widows="1" fo:background-color="#f5f6f7" fo:padding="0in" fo:border="none">
        <style:background-image/>
      </style:paragraph-properties>
      <style:text-properties fo:font-variant="normal" fo:text-transform="none" fo:color="#333333" style:font-name="Monaco" fo:letter-spacing="normal" fo:font-style="normal" fo:font-weight="normal" fo:padding="0in" fo:border="none"/>
    </style:style>
    <style:style style:name="P6" style:family="paragraph" style:parent-style-name="Preformatted_20_Text">
      <style:paragraph-properties fo:margin-top="0in" fo:margin-bottom="0in" style:contextual-spacing="false" fo:line-height="110%" fo:widows="1" fo:background-color="#f5f6f7" fo:padding="0in" fo:border="none">
        <style:background-image/>
      </style:paragraph-properties>
      <style:text-properties fo:font-variant="normal" fo:text-transform="none" fo:color="#333333" fo:letter-spacing="normal" fo:padding="0in" fo:border="none"/>
    </style:style>
    <style:style style:name="P7" style:family="paragraph" style:parent-style-name="Heading_20_4">
      <style:text-properties fo:font-variant="normal" fo:text-transform="none" fo:color="#555459" style:text-line-through-style="none" style:text-line-through-type="none" style:font-name="Slack-Lato" fo:font-size="11.25pt" fo:letter-spacing="normal" fo:font-style="normal" style:text-underline-style="none" fo:font-weight="bold" style:text-blinking="false"/>
    </style:style>
    <style:style style:name="T1" style:family="text">
      <style:text-properties style:font-name="Monaco" fo:font-style="normal" fo:font-weight="normal"/>
    </style:style>
    <style:style style:name="T2" style:family="text">
      <style:text-properties fo:font-variant="normal" fo:text-transform="none" fo:color="#cc2255" style:font-name="Monaco" fo:letter-spacing="normal" fo:font-style="normal" fo:font-weight="normal" fo:background-color="#f5f6f7" loext:char-shading-value="0" fo:padding="0.0193in" fo:border="0.06pt solid #e1e1e8"/>
    </style:style>
    <style:style style:name="T3" style:family="text">
      <style:text-properties fo:font-style="italic"/>
    </style:style>
    <style:style style:name="T4" style:family="text">
      <style:text-properties officeooo:rsid="001fbc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4">Lekcija 11: Database-Powering Your Object Page</text:h>
      <text:p text:style-name="P1"/>
      <text:p text:style-name="P2">U sklopu lekcije 11 je predstavljeno konektovanje na fitl bazu podataka, koju smo kreirali u prethodnoj lekciji, preko PHP stranice.</text:p>
      <text:p text:style-name="P2"/>
      <text:p text:style-name="P2">Na object.php stranici, posle definisanja id-a kao zahtjeva u url-u i definisanja objekta sa praznim vrijednostima atributa, potrebno je definisati i parametre za uspostavljanje konekcije, a to su u našem slučaju:</text:p>
      <text:p text:style-name="P2"/>
      <text:p text:style-name="P4">$servername = 'localhost';</text:p>
      <text:p text:style-name="P5">$username = 'homestead';</text:p>
      <text:p text:style-name="P5">$password = 'secret';</text:p>
      <text:p text:style-name="P2"/>
      <text:p text:style-name="P2">Nakon toga je potrebno iskoristiti te parametre i kreirati konekciju. U php-u se to radi na sledeći način:</text:p>
      <text:p text:style-name="P3"><text:span text:style-name="Source_20_Text"><text:span text:style-name="T2">$connection = new mysqli($servername, $username, $password);</text:span></text:span></text:p>
      <text:p text:style-name="P2"/>
      <text:p text:style-name="P2">Provjera da li je konekcija uspješno uspostavljena se vrši funkcijom:</text:p>
      <text:p text:style-name="P2"/>
      <text:p text:style-name="P4">if ($connection-&gt;connect_error) {</text:p>
      <text:p text:style-name="P5">echo 'Connection failed: '. $connection-&gt;connect_error;</text:p>
      <text:p text:style-name="P5">exit;</text:p>
      <text:p text:style-name="P5">}</text:p>
      <text:p text:style-name="P5">echo 'Connected successfully';</text:p>
      <text:p text:style-name="P2"/>
      <text:p text:style-name="P2">Ukoliko nije uspostavljena, prikazaće grešku i obustaviti dalje učitavanje sadržaja, dok će u slučaju uspješne konekcije prikazati obavještenje da smo se konektovali.</text:p>
      <text:p text:style-name="P2"/>
      <text:p text:style-name="P2">Na već uspostavljenoj konekciji, definišemo rad sa određenom bazom. To radimo selektovanjem željene baze podataka. U našem slučaju je to "fitl", a selektovanje se vrši na sledeći način:</text:p>
      <text:p text:style-name="P2"/>
      <text:p text:style-name="P3"><text:span text:style-name="Source_20_Text"><text:span text:style-name="T2">$connection-&gt;select_db('fitl');</text:span></text:span></text:p>
      <text:p text:style-name="P2"/>
      <text:p text:style-name="P2">Da bi iz baze dobili potrebne podatke, obavezno je definisati upit. Upit je obično pod određenim uslovom, u našem slučaju upit se određuje prema id atributu u zahtjevu url-a. Varijabli $sql se dodjeljuje upit sa uslovom.</text:p>
      <text:p text:style-name="P2"/>
      <text:p text:style-name="P3"><text:span text:style-name="Source_20_Text"><text:span text:style-name="T2">$sql = 'SELECT * FROM questions WHERE id = ' . $id;</text:span></text:span></text:p>
      <text:p text:style-name="P3"><text:span text:style-name="Source_20_Text"><text:span text:style-name="T2"/></text:span></text:p>
      <text:p text:style-name="P2">Da bi izvršili upit, potrebno je query-ju uspostavljene konekcije dodijeliti promjenljivu koja sadrži upit.</text:p>
      <text:p text:style-name="P3"><text:soft-page-break/><text:span text:style-name="Source_20_Text"><text:span text:style-name="T2">$result = $connection-&gt;query($sql);</text:span></text:span></text:p>
      <text:p text:style-name="P3"><text:span text:style-name="Source_20_Text"><text:span text:style-name="T2"/></text:span></text:p>
      <text:p text:style-name="P2">Dobijeni rezultat odnosno traženi objekat je potrebno prikazati kao niz pomoću<text:span text:style-name="T3">fetch_assoc()</text:span> funkcije.</text:p>
      <text:p text:style-name="P2"/>
      <text:p text:style-name="P4">if ($result-&gt;num_rows &gt; 0){</text:p>
      <text:p text:style-name="P6"><text:s text:c="8"/><text:span text:style-name="T1">$object = $result-&gt;fetch_assoc();</text:span></text:p>
      <text:p text:style-name="P5">}</text:p>
      <text:p text:style-name="P2"/>
      <text:p text:style-name="P2">Prikaz atributa objekta se vrši na isti način kao i ranije</text:p>
      <text:p text:style-name="P2"/>
      <text:p text:style-name="P3"><text:span text:style-name="Source_20_Text"><text:span text:style-name="T2">&lt;?php echo $object['title']; ?&gt;</text:span></text:span></text:p>
      <text:p text:style-name="P3"><text:span text:style-name="Source_20_Text"><text:span text:style-name="T2"/></text:span></text:p>
      <text:p text:style-name="P2">Nakon uspješno odrađene konekcije i na ovja način dobijenih i prikazanih podataka, novu verziju projekta je potrebno update-ovati na GitHub, komandama:</text:p>
      <text:p text:style-name="P2"/>
      <text:p text:style-name="P4">git add .</text:p>
      <text:p text:style-name="P5">git commit -m "Lekcija 11 - object.php uspostavlja konekciju sa fitl bazom, uzima i prikazuje podatke prema id-u"</text:p>
      <text:p text:style-name="P5">git push origin master </text:p>
      <text:p text:style-name="P5">username: <text:span text:style-name="T4">myroadtocode</text:span></text:p>
      <text:p text:style-name="P5">password: *********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, Menlo, Consolas, 'Courier New', monospace"/>
    <style:font-face style:name="Slack-Lato" svg:font-family="Slack-Lato, appleLogo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08:41:39.364538528</meta:creation-date>
    <dc:date>2016-02-18T12:23:07.086505272</dc:date>
    <meta:editing-duration>PT5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33" meta:word-count="314" meta:character-count="2212" meta:non-whitespace-character-count="1922"/>
  </office:meta>
</office:document-meta>
</file>